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10.846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2.868cm"/>
    </style:style>
    <style:style style:name="co11" style:family="table-column">
      <style:table-column-properties fo:break-before="auto" style:column-width="2.895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3.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lynomi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# vertices</text:p>
          </table:table-cell>
          <table:table-cell office:value-type="string" calcext:value-type="string">
            <text:p># data points</text:p>
          </table:table-cell>
          <table:table-cell office:value-type="string" calcext:value-type="string">
            <text:p>runtime [s]</text:p>
          </table:table-cell>
          <table:table-cell office:value-type="string" calcext:value-type="string">
            <text:p>runtime sigma [ms]</text:p>
          </table:table-cell>
          <table:table-cell office:value-type="string" calcext:value-type="string">
            <text:p>timeit 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.05" calcext:value-type="float">
            <text:p>1.05</text:p>
          </table:table-cell>
          <table:table-cell office:value-type="float" office:value="8.62" calcext:value-type="float">
            <text:p>8.62</text:p>
          </table:table-cell>
          <table:table-cell office:value-type="string" calcext:value-type="string">
            <text:p>1.05 s ± 8.62 ms per loop (mean ± std. dev. of 7 runs, 1 loop each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17 s ± 116 ms per loop (mean ± std. dev. of 7 runs, 1 loop each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GAM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GAM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GA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shapes>
          <draw:frame draw:z-index="0" draw:style-name="gr1" draw:text-style-name="P1" svg:width="15.997cm" svg:height="9.004cm" svg:x="11.316cm" svg:y="8.128cm">
            <draw:object draw:notify-on-update-of-ranges="Sheet2.I9:Sheet2.I12 Sheet2.J9:Sheet2.J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algorithm <text:s/>... <text:s text:c="2"/>runtime [s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 <text:s/>&lt;cdt.causality.graph.GES.GES object at 0x7fe8a... <text:s/>... <text:s text:c="5"/>1.2976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 <text:s/>&lt;cdt.causality.graph.GES.GES object at 0x7fe8a... <text:s/>... <text:s text:c="5"/>4.508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 <text:s/>&lt;cdt.causality.graph.GES.GES object at 0x7fe8a... <text:s/>... <text:s text:c="4"/>19.7702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 <text:s/>&lt;cdt.causality.graph.GES.GES object at 0x7fe8a... <text:s/>... <text:s/>12879.208499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lgorithm</text:p>
          </table:table-cell>
          <table:table-cell/>
          <table:table-cell office:value-type="string" calcext:value-type="string">
            <text:p>...</text:p>
          </table:table-cell>
          <table:table-cell table:number-columns-repeated="2"/>
          <table:table-cell office:value-type="string" calcext:value-type="string">
            <text:p>runtime</text:p>
          </table:table-cell>
          <table:table-cell office:value-type="string" calcext:value-type="string">
            <text:p>[s]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&lt;cdt.causality.graph.GES.GE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0x7fe8a...</text:p>
          </table:table-cell>
          <table:table-cell/>
          <table:table-cell office:value-type="string" calcext:value-type="string">
            <text:p>...</text:p>
          </table:table-cell>
          <table:table-cell office:value-type="float" office:value="10" calcext:value-type="float">
            <text:p>10</text:p>
          </table:table-cell>
          <table:table-cell office:value-type="float" office:value="1.297603" calcext:value-type="float">
            <text:p>1.2976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&lt;cdt.causality.graph.GES.GE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0x7fe8a...</text:p>
          </table:table-cell>
          <table:table-cell/>
          <table:table-cell office:value-type="string" calcext:value-type="string">
            <text:p>...</text:p>
          </table:table-cell>
          <table:table-cell office:value-type="float" office:value="50" calcext:value-type="float">
            <text:p>50</text:p>
          </table:table-cell>
          <table:table-cell office:value-type="float" office:value="4.508531" calcext:value-type="float">
            <text:p>4.508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&lt;cdt.causality.graph.GES.GE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0x7fe8a...</text:p>
          </table:table-cell>
          <table:table-cell/>
          <table:table-cell office:value-type="string" calcext:value-type="string">
            <text:p>...</text:p>
          </table:table-cell>
          <table:table-cell office:value-type="float" office:value="100" calcext:value-type="float">
            <text:p>100</text:p>
          </table:table-cell>
          <table:table-cell office:value-type="float" office:value="19.770293" calcext:value-type="float">
            <text:p>19.770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&lt;cdt.causality.graph.GES.GE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0x7fe8a...</text:p>
          </table:table-cell>
          <table:table-cell/>
          <table:table-cell office:value-type="string" calcext:value-type="string">
            <text:p>...</text:p>
          </table:table-cell>
          <table:table-cell office:value-type="float" office:value="500" calcext:value-type="float">
            <text:p>500</text:p>
          </table:table-cell>
          <table:table-cell office:value-type="float" office:value="12879.208499" calcext:value-type="float">
            <text:p>12879.208499</text:p>
          </table:table-cell>
        </table:table-row>
      </table:table>
      <table:table table:name="Sheet3" table:style-name="ta1">
        <table:shapes>
          <draw:frame draw:z-index="0" draw:style-name="gr1" draw:text-style-name="P1" svg:width="34.926cm" svg:height="9.004cm" svg:x="4.502cm" svg:y="7.891cm">
            <draw:object draw:notify-on-update-of-ranges="Sheet3.B1:Sheet3.B1 Sheet3.B2:Sheet3.B6 Sheet3.D1:Sheet3.D1 Sheet3.D2:Sheet3.D6 Sheet3.B1:Sheet3.B1 Sheet3.B2:Sheet3.B6 Sheet3.E1:Sheet3.E1 Sheet3.E2:Sheet3.E6 Sheet3.B1:Sheet3.B1 Sheet3.B2:Sheet3.B6 Sheet3.F1:Sheet3.F1 Sheet3.F2:Sheet3.F6 Sheet3.B1:Sheet3.B1 Sheet3.B2:Sheet3.B6 Sheet3.G1:Sheet3.G1 Sheet3.G2:Sheet3.G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# vertices</text:p>
          </table:table-cell>
          <table:table-cell office:value-type="string" calcext:value-type="string">
            <text:p># data points</text:p>
          </table:table-cell>
          <table:table-cell office:value-type="string" calcext:value-type="string">
            <text:p>GES runtime [s]</text:p>
          </table:table-cell>
          <table:table-cell office:value-type="string" calcext:value-type="string">
            <text:p>CAM runtime [s]</text:p>
          </table:table-cell>
          <table:table-cell office:value-type="string" calcext:value-type="string">
            <text:p>PC runtime [s]</text:p>
          </table:table-cell>
          <table:table-cell office:value-type="string" calcext:value-type="string">
            <text:p>LiNGAM runtime [s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S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style-name="ce5" office:value-type="float" office:value="2.15" calcext:value-type="float">
            <text:p>2.15</text:p>
          </table:table-cell>
          <table:table-cell table:style-name="ce5" office:value-type="float" office:value="280.69" calcext:value-type="float">
            <text:p>280.69</text:p>
          </table:table-cell>
          <table:table-cell table:style-name="ce5" office:value-type="float" office:value="7.65" calcext:value-type="float">
            <text:p>7.65</text:p>
          </table:table-cell>
          <table:table-cell table:style-name="ce5"/>
          <table:table-cell table:formula="of:=[.D2]/[.$A$11]" office:value-type="float" office:value="0.0000248842592592593" calcext:value-type="float">
            <text:p>2.48842592592593E-05</text:p>
          </table:table-cell>
          <table:table-cell table:formula="of:=[.E2]/[.$A$11]" office:value-type="float" office:value="0.00324872685185185" calcext:value-type="float">
            <text:p>0.00324872685185185</text:p>
          </table:table-cell>
          <table:table-cell table:formula="of:=[.F2]/[.$A$11]" office:value-type="float" office:value="0.0000885416666666667" calcext:value-type="float">
            <text:p>8.85416666666667E-05</text:p>
          </table:table-cell>
          <table:table-cell table:formula="of:=[.G2]/[.$A$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S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style-name="ce5"/>
          <table:table-cell table:style-name="ce5" office:value-type="float" office:value="1001.73" calcext:value-type="float">
            <text:p>1001.73</text:p>
          </table:table-cell>
          <table:table-cell table:style-name="ce5" office:value-type="float" office:value="110.15" calcext:value-type="float">
            <text:p>110.15</text:p>
          </table:table-cell>
          <table:table-cell table:style-name="ce5"/>
          <table:table-cell table:formula="of:=[.D3]/[.$A$11]" office:value-type="float" office:value="0" calcext:value-type="float">
            <text:p>0</text:p>
          </table:table-cell>
          <table:table-cell table:formula="of:=[.E3]/[.$A$11]" office:value-type="float" office:value="0.0115940972222222" calcext:value-type="float">
            <text:p>0.0115940972222222</text:p>
          </table:table-cell>
          <table:table-cell table:formula="of:=[.F3]/[.$A$11]" office:value-type="float" office:value="0.00127488425925926" calcext:value-type="float">
            <text:p>0.00127488425925926</text:p>
          </table:table-cell>
          <table:table-cell table:formula="of:=[.G3]/[.$A$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S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style-name="ce5" office:value-type="float" office:value="137.72" calcext:value-type="float">
            <text:p>137.72</text:p>
          </table:table-cell>
          <table:table-cell table:style-name="ce5" office:value-type="float" office:value="2850.65" calcext:value-type="float">
            <text:p>2850.65</text:p>
          </table:table-cell>
          <table:table-cell table:style-name="ce5" office:value-type="float" office:value="1460.13" calcext:value-type="float">
            <text:p>1460.13</text:p>
          </table:table-cell>
          <table:table-cell table:style-name="ce5" office:value-type="float" office:value="1063.66" calcext:value-type="float">
            <text:p>1063.66</text:p>
          </table:table-cell>
          <table:table-cell table:formula="of:=[.D4]/[.$A$11]" office:value-type="float" office:value="0.00159398148148148" calcext:value-type="float">
            <text:p>0.00159398148148148</text:p>
          </table:table-cell>
          <table:table-cell table:formula="of:=[.E4]/[.$A$11]" office:value-type="float" office:value="0.0329936342592593" calcext:value-type="float">
            <text:p>0.0329936342592593</text:p>
          </table:table-cell>
          <table:table-cell table:formula="of:=[.F4]/[.$A$11]" office:value-type="float" office:value="0.0168996527777778" calcext:value-type="float">
            <text:p>0.0168996527777778</text:p>
          </table:table-cell>
          <table:table-cell table:formula="of:=[.G4]/[.$A$11]" office:value-type="float" office:value="0.0123108796296296" calcext:value-type="float">
            <text:p>0.0123108796296296</text:p>
          </table:table-cell>
        </table:table-row>
        <table:table-row table:style-name="ro1">
          <table:table-cell office:value-type="string" calcext:value-type="string">
            <text:p>GES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style-name="ce5" office:value-type="float" office:value="29390.25" calcext:value-type="float">
            <text:p>29390.25</text:p>
          </table:table-cell>
          <table:table-cell table:style-name="ce5" office:value-type="float" office:value="29687.33" calcext:value-type="float">
            <text:p>29687.33</text:p>
          </table:table-cell>
          <table:table-cell table:style-name="ce5" office:value-type="float" office:value="73381.63" calcext:value-type="float">
            <text:p>73381.63</text:p>
          </table:table-cell>
          <table:table-cell table:style-name="ce5" office:value-type="float" office:value="34906.02" calcext:value-type="float">
            <text:p>34906.02</text:p>
          </table:table-cell>
          <table:table-cell table:formula="of:=[.D5]/[.$A$11]" office:value-type="float" office:value="0.340164930555556" calcext:value-type="float">
            <text:p>0.340164930555556</text:p>
          </table:table-cell>
          <table:table-cell table:formula="of:=[.E5]/[.$A$11]" office:value-type="float" office:value="0.343603356481481" calcext:value-type="float">
            <text:p>0.343603356481481</text:p>
          </table:table-cell>
          <table:table-cell table:formula="of:=[.F5]/[.$A$11]" office:value-type="float" office:value="0.849324421296296" calcext:value-type="float">
            <text:p>0.849324421296296</text:p>
          </table:table-cell>
          <table:table-cell table:formula="of:=[.G5]/[.$A$11]" office:value-type="float" office:value="0.404004861111111" calcext:value-type="float">
            <text:p>0.404004861111111</text:p>
          </table:table-cell>
        </table:table-row>
        <table:table-row table:style-name="ro1">
          <table:table-cell office:value-type="string" calcext:value-type="string">
            <text:p>GES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style-name="ce5" office:value-type="float" office:value="147384.86" calcext:value-type="float">
            <text:p>147384.86</text:p>
          </table:table-cell>
          <table:table-cell table:style-name="ce5" table:number-columns-repeated="2"/>
          <table:table-cell table:style-name="ce5" office:value-type="float" office:value="108708.21" calcext:value-type="float">
            <text:p>108708.21</text:p>
          </table:table-cell>
          <table:table-cell table:formula="of:=[.D6]/[.$A$11]" office:value-type="float" office:value="1.70584328703704" calcext:value-type="float">
            <text:p>1.70584328703704</text:p>
          </table:table-cell>
          <table:table-cell table:formula="of:=[.E6]/[.$A$11]" office:value-type="float" office:value="0" calcext:value-type="float">
            <text:p>0</text:p>
          </table:table-cell>
          <table:table-cell table:formula="of:=[.F6]/[.$A$11]" office:value-type="float" office:value="0" calcext:value-type="float">
            <text:p>0</text:p>
          </table:table-cell>
          <table:table-cell table:formula="of:=[.G6]/[.$A$11]" office:value-type="float" office:value="1.258196875" calcext:value-type="float">
            <text:p>1.25819687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formula="of:=24*60*60" office:value-type="float" office:value="86400" calcext:value-type="float">
            <text:p>86400</text:p>
          </table:table-cell>
          <table:table-cell table:number-columns-repeated="10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11:05:15.805311809</meta:creation-date>
    <meta:editing-duration>PT3H10M25S</meta:editing-duration>
    <meta:editing-cycles>15</meta:editing-cycles>
    <meta:generator>LibreOffice/7.3.6.2$Linux_X86_64 LibreOffice_project/30$Build-2</meta:generator>
    <dc:title>Nice</dc:title>
    <dc:date>2022-09-19T13:05:30.130668691</dc:date>
    <meta:document-statistic meta:table-count="3" meta:cell-count="145" meta:object-count="2"/>
    <meta:template xlink:type="simple" xlink:actuate="onRequest" xlink:title="Nice" xlink:href="../../../../../../Templates/Nice.ots" meta:date="2022-09-07T11:05:15.21135322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88cm" svg:y="4.203cm" style:legend-expansion="high" chart:style-name="ch2"/>
        <chart:plot-area chart:style-name="ch3" table:cell-range-address="Sheet2.I9:Sheet2.J12" svg:x="0.319cm" svg:y="0.18cm" svg:width="13.15cm" svg:height="8.645cm">
          <chart:coordinate-region svg:x="1.681cm" svg:y="0.38cm" svg:width="11.508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J9:Sheet2.J12" chart:class="chart:scatter">
            <chart:domain table:cell-range-address="Sheet2.I9:Sheet2.I12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I9:Sheet2.I12</svg:desc>
                </draw:g>
              </table:table-cell>
              <table:table-cell office:value-type="float" office:value="1.297603">
                <text:p>1.297603</text:p>
                <draw:g>
                  <svg:desc>Sheet2.J9:Sheet2.J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4.508531">
                <text:p>4.5085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9.770293">
                <text:p>19.770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2879.208499">
                <text:p>12879.2084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420e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927cm" svg:height="9.005cm" xlink:href=".." xlink:type="simple" chart:class="chart:scatter" chart:style-name="ch1">
        <chart:legend chart:legend-position="end" svg:x="29.059cm" svg:y="2.709cm" style:legend-expansion="high" chart:style-name="ch2"/>
        <chart:plot-area chart:style-name="ch3" table:cell-range-address="Sheet3.B1:Sheet3.B6 Sheet3.D1:Sheet3.G6" chart:data-source-has-labels="row" svg:x="0.698cm" svg:y="0.18cm" svg:width="27.663cm" svg:height="8.645cm">
          <chart:coordinate-region svg:x="2.06cm" svg:y="0.379cm" svg:width="25.929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D2:Sheet3.D6" chart:label-cell-address="Sheet3.D1:Sheet3.D1" chart:class="chart:scatter">
            <chart:domain table:cell-range-address="Sheet3.B2:Sheet3.B6"/>
            <chart:regression-curve chart:style-name="ch8">
              <chart:equation chart:display-equation="true" chart:display-r-square="true" svg:x="2.798cm" svg:y="2.316cm"/>
            </chart:regression-curve>
            <chart:regression-curve chart:style-name="ch8">
              <chart:equation chart:display-equation="true" chart:display-r-square="true"/>
            </chart:regression-curve>
            <chart:data-point chart:repeated="5"/>
          </chart:series>
          <chart:series chart:style-name="ch9" chart:values-cell-range-address="Sheet3.E2:Sheet3.E6" chart:label-cell-address="Sheet3.E1:Sheet3.E1" chart:class="chart:scatter">
            <chart:regression-curve chart:style-name="ch10">
              <chart:equation chart:display-equation="true" chart:display-r-square="true" svg:x="1.288cm" svg:y="3.454cm"/>
            </chart:regression-curve>
            <chart:data-point chart:repeated="5"/>
          </chart:series>
          <chart:series chart:style-name="ch11" chart:values-cell-range-address="Sheet3.F2:Sheet3.F6" chart:label-cell-address="Sheet3.F1:Sheet3.F1" chart:class="chart:scatter">
            <chart:data-point chart:repeated="5"/>
          </chart:series>
          <chart:series chart:style-name="ch12" chart:values-cell-range-address="Sheet3.G2:Sheet3.G6" chart:label-cell-address="Sheet3.G1:Sheet3.G1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ES runtime [s]</text:p>
                <draw:g>
                  <svg:desc>Sheet3.D1:Sheet3.D1</svg:desc>
                </draw:g>
              </table:table-cell>
              <table:table-cell office:value-type="string">
                <text:p>CAM runtime [s]</text:p>
                <draw:g>
                  <svg:desc>Sheet3.E1:Sheet3.E1</svg:desc>
                </draw:g>
              </table:table-cell>
              <table:table-cell office:value-type="string">
                <text:p>PC runtime [s]</text:p>
                <draw:g>
                  <svg:desc>Sheet3.F1:Sheet3.F1</svg:desc>
                </draw:g>
              </table:table-cell>
              <table:table-cell office:value-type="string">
                <text:p>LiNGAM runtime [s]</text:p>
                <draw:g>
                  <svg:desc>Sheet3.G1:Sheet3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3.B2:Sheet3.B6</svg:desc>
                </draw:g>
              </table:table-cell>
              <table:table-cell office:value-type="float" office:value="2.15">
                <text:p>2.15</text:p>
                <draw:g>
                  <svg:desc>Sheet3.D2:Sheet3.D6</svg:desc>
                </draw:g>
              </table:table-cell>
              <table:table-cell office:value-type="float" office:value="280.69">
                <text:p>280.69</text:p>
                <draw:g>
                  <svg:desc>Sheet3.E2:Sheet3.E6</svg:desc>
                </draw:g>
              </table:table-cell>
              <table:table-cell office:value-type="float" office:value="7.65">
                <text:p>7.65</text:p>
                <draw:g>
                  <svg:desc>Sheet3.F2:Sheet3.F6</svg:desc>
                </draw:g>
              </table:table-cell>
              <table:table-cell office:value-type="float" office:value="NaN">
                <text:p>NaN</text:p>
                <draw:g>
                  <svg:desc>Sheet3.G2:Sheet3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1001.73">
                <text:p>1001.73</text:p>
              </table:table-cell>
              <table:table-cell office:value-type="float" office:value="110.15">
                <text:p>11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37.72">
                <text:p>137.72</text:p>
              </table:table-cell>
              <table:table-cell office:value-type="float" office:value="2850.65">
                <text:p>2850.65</text:p>
              </table:table-cell>
              <table:table-cell office:value-type="float" office:value="1460.13">
                <text:p>1460.13</text:p>
              </table:table-cell>
              <table:table-cell office:value-type="float" office:value="1063.66">
                <text:p>1063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9390.25">
                <text:p>29390.25</text:p>
              </table:table-cell>
              <table:table-cell office:value-type="float" office:value="29687.33">
                <text:p>29687.33</text:p>
              </table:table-cell>
              <table:table-cell office:value-type="float" office:value="73381.63">
                <text:p>73381.63</text:p>
              </table:table-cell>
              <table:table-cell office:value-type="float" office:value="34906.02">
                <text:p>34906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47384.86">
                <text:p>147384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708.21">
                <text:p>108708.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